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00cb" officeooo:paragraph-rsid="000a00cb"/>
    </style:style>
    <style:style style:name="P2" style:family="paragraph" style:parent-style-name="Standard">
      <style:paragraph-properties fo:text-align="start" style:justify-single-word="false"/>
      <style:text-properties officeooo:rsid="000a00cb" officeooo:paragraph-rsid="000a00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dl_graph_slam</text:p>
      <text:p text:style-name="P1"/>
      <text:p text:style-name="P2"/>
      <text:p text:style-name="P2"/>
      <text:p text:style-name="P2">hdl_graph_slam is another SLAM algorithm estimating 6DOF using a 3D LIDAR. It is based on GraphSLAM and uses NDT scan matching-based odometry estimation and loop detection. It allows for addition of several graph constraint such as IMU data, GPD-data and floor plane, and seems to have been tested by developers using Velodyne VLP16, among other LIDAR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5T15:15:02.029305598</meta:creation-date>
    <dc:date>2021-10-15T15:18:37.459952296</dc:date>
    <meta:editing-duration>PT3M3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7" meta:character-count="367" meta:non-whitespace-character-count="312"/>
  </office:meta>
</office:document-meta>
</file>